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horndale" svg:font-family="Thorndal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Times New Roman3" svg:font-family="'Times New Roman'"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1.134in" fo:margin-left="0in" fo:margin-right="0.0014in" table:align="margins"/>
    </style:style>
    <style:style style:name="Table1.A" style:family="table-column">
      <style:table-column-properties style:column-width="1.8271in" style:rel-column-width="10755*"/>
    </style:style>
    <style:style style:name="Table1.B" style:family="table-column">
      <style:table-column-properties style:column-width="0.734in" style:rel-column-width="4319*"/>
    </style:style>
    <style:style style:name="Table1.C" style:family="table-column">
      <style:table-column-properties style:column-width="8.5729in" style:rel-column-width="50461*"/>
    </style:style>
    <style:style style:name="Table1.1" style:family="table-row">
      <style:table-row-properties style:min-row-height="0.3972in"/>
    </style:style>
    <style:style style:name="Table1.A1" style:family="table-cell" style:data-style-name="N5100">
      <style:table-cell-properties style:vertical-align="middle" fo:background-color="#000000" fo:padding="0in" fo:border-left="0.0069in solid #000000" fo:border-right="none" fo:border-top="0.0069in solid #000000" fo:border-bottom="0.0069in solid #000000">
        <style:background-image/>
      </style:table-cell-properties>
    </style:style>
    <style:style style:name="Table1.B1" style:family="table-cell" style:data-style-name="N5100">
      <style:table-cell-properties style:vertical-align="middle" fo:background-color="#000000" fo:padding="0in" fo:border-left="none" fo:border-right="none" fo:border-top="0.0069in solid #000000" fo:border-bottom="0.0069in solid #000000">
        <style:background-image/>
      </style:table-cell-properties>
    </style:style>
    <style:style style:name="Table1.C1" style:family="table-cell" style:data-style-name="N5100">
      <style:table-cell-properties style:vertical-align="middle" fo:background-color="#000000" fo:padding="0in" fo:border-left="none" fo:border-right="0.0069in solid #000000" fo:border-top="0.0069in solid #000000" fo:border-bottom="0.0069in solid #000000">
        <style:background-image/>
      </style:table-cell-properties>
    </style:style>
    <style:style style:name="Table1.A2" style:family="table-cell" style:data-style-name="N5100">
      <style:table-cell-properties style:vertical-align="middle" fo:background-color="#ffffff" fo:padding="0in" fo:border-left="0.0069in solid #000000" fo:border-right="none" fo:border-top="none" fo:border-bottom="0.0069in solid #000000">
        <style:background-image/>
      </style:table-cell-properties>
    </style:style>
    <style:style style:name="Table1.B2" style:family="table-cell" style:data-style-name="N5000">
      <style:table-cell-properties style:vertical-align="middle" fo:background-color="#ffffff" fo:padding="0in" fo:border-left="none" fo:border-right="none" fo:border-top="none" fo:border-bottom="0.0069in solid #000000">
        <style:background-image/>
      </style:table-cell-properties>
    </style:style>
    <style:style style:name="Table1.C2" style:family="table-cell">
      <style:table-cell-properties style:vertical-align="middle" fo:background-color="#ffffff" fo:padding="0in" fo:border-left="none" fo:border-right="0.0069in solid #000000" fo:border-top="none" fo:border-bottom="0.0069in solid #000000">
        <style:background-image/>
      </style:table-cell-properties>
    </style:style>
    <style:style style:name="P1" style:family="paragraph" style:parent-style-name="Table_20_Heading">
      <style:text-properties style:font-name="Times New Roman3"/>
    </style:style>
    <style:style style:name="P2" style:family="paragraph" style:parent-style-name="Table_20_Contents">
      <style:text-properties style:font-name="Times New Roman3"/>
    </style:style>
    <style:style style:name="P3" style:family="paragraph" style:parent-style-name="Text_20_body" style:list-style-name="L1"/>
    <style:style style:name="P4" style:family="paragraph" style:parent-style-name="Text_20_body">
      <style:paragraph-properties fo:margin-left="0in" fo:margin-right="0in" fo:margin-top="0.1665in" fo:margin-bottom="0.0835in" fo:text-indent="0in" style:auto-text-indent="false"/>
      <style:text-properties style:font-name-asian="Lucida Sans Unicode" style:font-name-complex="Tahoma"/>
    </style:style>
    <style:style style:name="P5" style:family="paragraph" style:parent-style-name="Heading_20_3">
      <style:paragraph-properties fo:margin-top="0.1665in" fo:margin-bottom="0.0835in" fo:break-before="page" fo:keep-with-next="always"/>
    </style:style>
    <style:style style:name="T1" style:family="text">
      <style:text-properties style:font-name-asian="Lucida Sans Unicode" style:font-name-complex="Tahoma"/>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reen's necropolis descriptions</text:h>
      <text:h text:style-name="Heading_20_2" text:outline-level="2">Entering the necropolis</text:h>
      <text:h text:style-name="Heading_20_3" text:outline-level="3">Warriors / Soldiers</text:h>
      <text:p text:style-name="Text_20_body">Once outside the blinding empty whiteness of the conjugate gate your eyes begin to readjust to a rose and sandy light. First only the large balls of light on massive spires are visible in the distance. A moment more and a city forged from dark gray sandstone and wrought iron comes into view. The buildings themselves look overwrought for their apparent mundane purposes though as a result appear as much sturdy as well fortified. Iron bars protect stained glass windows in each of the buildings though most are either large cubes or small squat buildings with smoke stacks with their function indeterminate. The air whipping past stone walls is noisy and stifling not only from its dryness but from something intangible suffusing the air. In the distance a writhing storm where the fell wind blows from is seen full of blue specks as a possible source but other than an occasional gust of wind it is clearly held back from full force. Green vines with a hard coating like mother of pearl coat nearly everything in a thick canopy as if beckoning all to shelter though here at the gate they seem reluctant to pass as many vines simply make a hard turn or stop. </text:p>
      <text:h text:style-name="Heading_20_3" text:outline-level="3">Magic Users</text:h>
      <text:p text:style-name="Text_20_body"/>
      <text:h text:style-name="Heading_20_3" text:outline-level="3">Scientists</text:h>
      <text:p text:style-name="Text_20_body"/>
      <text:h text:style-name="Heading_20_3" text:outline-level="3">Stealth</text:h>
      <text:h text:style-name="Heading_20_2" text:outline-level="2">Magic users</text:h>
      <text:h text:style-name="Heading_20_3" text:outline-level="3">Arcane</text:h>
      <text:p text:style-name="Text_20_body">Here in the sand-blasted murk, magic can still be sensed patiently waiting. Not from life does it arise; the green vine seeming to boil across rooftops lies curiously silent. This chanting power lurking here is different in its order from centuries of nethril research. Gone is the impartial but fair strength of life to shore up one's own. Ticking, or at least a quiet pulsing, is persistant at the back of a mage's mind. Regular, unrelenting, unfeeling energy lurks instead to mind's reach. The touch of an adept's soul reveals it a metallic power of order that measures one's will,evaluates its means, then responds as it must. This quiet thread of execution awaits practitioners of the Art at arm's reach just as any would wait for others to bring it upon themselves.</text:p>
      <text:h text:style-name="Heading_20_4" text:outline-level="4">Skill checks (D20)</text:h>
      <text:h text:style-name="Heading_20_5" text:outline-level="5">Spot</text:h>
      <text:list xml:id="list41476500" text:style-name="L1">
        <text:list-item>
          <text:p text:style-name="P3">5 – The there are large spires in the distance providing all light that drop through the sand to parts unknown. </text:p>
        </text:list-item>
        <text:list-item>
          <text:p text:style-name="P3">10 – The vine coating the necropolis has patterns resembling various rituals and spells.</text:p>
        </text:list-item>
        <text:list-item>
          <text:p text:style-name="P3">15 (detect magic) The spires not only radiate light but appear to also be screamingly loud in the weave</text:p>
          <text:list>
            <text:list-item>
              <text:p text:style-name="P3">Knowledge magic DC 20 – They seem to produce raw magic by virtue of their intense metallic glow</text:p>
            </text:list-item>
          </text:list>
        </text:list-item>
        <text:list-item>
          <text:p text:style-name="P3">15 – There are occasional divots at the edge of the gate in the obsidian walkways of large Ovoid boots</text:p>
          <text:list>
            <text:list-item>
              <text:p text:style-name="P3">Knowledge arcane DC 10 - The boots are a standard form usually used for Golems</text:p>
            </text:list-item>
            <text:list-item>
              <text:p text:style-name="P3">Knowledge Arcane DC 20 – Some of the bootmarks seem to be flexible in not making as deep a mark indicating more complexity</text:p>
            </text:list-item>
          </text:list>
        </text:list-item>
        <text:list-item>
          <text:p text:style-name="P3">18 – The gears seen through gratings have various runes carved in their surface</text:p>
          <text:list>
            <text:list-item>
              <text:p text:style-name="P3">Listen DC 15 – There's a faint screaming from the deep of the gears</text:p>
            </text:list-item>
            <text:list-item>
              <text:p text:style-name="P3">30 - There are a number of eyes deeper within that are clearly looking back</text:p>
            </text:list-item>
            <text:list-item>
              <text:p text:style-name="P3">(multiple exposure) Int or knowledge architecture check DC 20 – The gears appear clearly integrated to the functioning of the necropolis in that they all turn at a common rate</text:p>
            </text:list-item>
          </text:list>
        </text:list-item>
      </text:list>
      <text:h text:style-name="Heading_20_3" text:outline-level="3">Divine</text:h>
      <text:p text:style-name="Text_20_body">A warm constant light. The reassuring presence of a patron. Neither of these things followed you here to this reaching dark leaving its petitioner very much alone. Even prayers on the tongue seem as a spoonful of cinnamon. Hot as much as dry leaving one's throat to choke up the words. What God is still here, or at least the presence of one, is cold and unfeeling. Its awareness is dark and methodical though it feels neither malevolent or benevolent. In fact this presence of unwavering thought barely acknowledges the prayer at all only instead shrugging malicious and beneficent ones aside as one would a fly.</text:p>
      <text:h text:style-name="P5" text:outline-level="3">Skill <text:span text:style-name="T1">Checks</text:span></text:h>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float" office:value="0">
            <text:p text:style-name="P1">Skill</text:p>
          </table:table-cell>
          <table:table-cell table:style-name="Table1.B1" office:value-type="float" office:value="0">
            <text:p text:style-name="P1">Check DC</text:p>
          </table:table-cell>
          <table:table-cell table:style-name="Table1.C1" office:value-type="float" office:value="0">
            <text:p text:style-name="P1">Desciption</text:p>
          </table:table-cell>
        </table:table-row>
        <table:table-row>
          <table:table-cell table:style-name="Table1.A2" office:value-type="float" office:value="0">
            <text:p text:style-name="P2">Knowledge (Arcane)</text:p>
          </table:table-cell>
          <table:table-cell table:style-name="Table1.B2" office:value-type="float" office:value="10">
            <text:p text:style-name="P2">10</text:p>
          </table:table-cell>
          <table:table-cell table:style-name="Table1.C2" office:value-type="string">
            <text:p text:style-name="P2">A great deal of the structures bear arcane markings of one sort or another.</text:p>
          </table:table-cell>
        </table:table-row>
        <table:table-row>
          <table:table-cell table:style-name="Table1.A2" office:value-type="float" office:value="0">
            <text:p text:style-name="P2">Knowledge (Arcane)</text:p>
          </table:table-cell>
          <table:table-cell table:style-name="Table1.B2" office:value-type="float" office:value="15">
            <text:p text:style-name="P2">15</text:p>
          </table:table-cell>
          <table:table-cell table:style-name="Table1.C2" office:value-type="string">
            <text:p text:style-name="P2">A mage or other magic user might be able to make sense of the labels by way of reading magic. </text:p>
          </table:table-cell>
        </table:table-row>
        <table:table-row>
          <table:table-cell table:style-name="Table1.A2" office:value-type="float" office:value="0">
            <text:p text:style-name="P2">Knowledge (The Planes)</text:p>
          </table:table-cell>
          <table:table-cell table:style-name="Table1.B2" office:value-type="float" office:value="15">
            <text:p text:style-name="P2">15</text:p>
          </table:table-cell>
          <table:table-cell table:style-name="Table1.C2" office:value-type="string">
            <text:p text:style-name="P2">A sickly sweet smell on the air, the clammy feel on stiff skin, all seem to point to the plane being aligned with death.</text:p>
          </table:table-cell>
        </table:table-row>
        <table:table-row>
          <table:table-cell table:style-name="Table1.A2" office:value-type="float" office:value="0">
            <text:p text:style-name="P2">Knowledge (The Planes)</text:p>
          </table:table-cell>
          <table:table-cell table:style-name="Table1.B2" office:value-type="float" office:value="20">
            <text:p text:style-name="P2">20</text:p>
          </table:table-cell>
          <table:table-cell table:style-name="Table1.C2" office:value-type="string">
            <text:p text:style-name="P2">Such aligned planes make it difficult for living things to heal naturally or even magically.</text:p>
          </table:table-cell>
        </table:table-row>
        <table:table-row>
          <table:table-cell table:style-name="Table1.A2" office:value-type="float" office:value="0">
            <text:p text:style-name="P2">Spot</text:p>
          </table:table-cell>
          <table:table-cell table:style-name="Table1.B2" office:value-type="float" office:value="15">
            <text:p text:style-name="P2">15</text:p>
          </table:table-cell>
          <table:table-cell table:style-name="Table1.C2" office:value-type="string">
            <text:p text:style-name="P2">There are hollow red brass forms looking on from various spots in the buildings</text:p>
          </table:table-cell>
        </table:table-row>
        <table:table-row>
          <table:table-cell table:style-name="Table1.A2" office:value-type="float" office:value="0">
            <text:p text:style-name="P2">Spot</text:p>
          </table:table-cell>
          <table:table-cell table:style-name="Table1.B2" office:value-type="float" office:value="5">
            <text:p text:style-name="P2">5</text:p>
          </table:table-cell>
          <table:table-cell table:style-name="Table1.C2" office:value-type="string">
            <text:p text:style-name="Standard">The there are large spires in the distance providing all light that drop through the sand to parts unknown. </text:p>
          </table:table-cell>
        </table:table-row>
        <table:table-row>
          <table:table-cell table:style-name="Table1.A2" office:value-type="float" office:value="0">
            <text:p text:style-name="P2">Listen</text:p>
          </table:table-cell>
          <table:table-cell table:style-name="Table1.B2" office:value-type="float" office:value="10">
            <text:p text:style-name="P2">10</text:p>
          </table:table-cell>
          <table:table-cell table:style-name="Table1.C2" office:value-type="string">
            <text:p text:style-name="P2">There is a pulse from underfoot as if large machinery moves underground.</text:p>
          </table:table-cell>
        </table:table-row>
        <table:table-row>
          <table:table-cell table:style-name="Table1.A2">
            <text:p text:style-name="P2"/>
          </table:table-cell>
          <table:table-cell table:style-name="Table1.B2">
            <text:p text:style-name="P2"/>
          </table:table-cell>
          <table:table-cell table:style-name="Table1.C2" office:value-type="string">
            <text:p text:style-name="P2"/>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horndale" svg:font-family="Thorndal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Times New Roman3" svg:font-family="'Times New Roman'"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keep-together="always" fo:text-indent="0.2in" style:auto-text-indent="false" style:page-number="auto"/>
      <style:text-properties style:font-name="Verdana"/>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style:text-properties fo:text-transform="capitalize" fo:font-size="150%" fo:language="zxx" fo:country="none" fo:font-weight="bold" style:font-style-asian="italic" style:font-weight-asian="bold" style:font-style-complex="italic"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text-transform="capitalize" style:font-name="Times New Roman1" fo:font-size="250%"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align="start" style:justify-single-word="false" fo:text-indent="0in" style:auto-text-indent="false" fo:background-color="transparent" fo:padding="0.0201in" fo:border-left="none" fo:border-right="none" fo:border-top="0.0138in solid #000000" fo:border-bottom="0.0138in solid #000000" style:shadow="none">
        <style:background-image/>
      </style:paragraph-properties>
      <style:text-properties style:font-name="Times New Roman2"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1in" fo:margin-bottom="0.1in" fo:margin-left="0.1in" fo:margin-right="0.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8-08T22:16:22.08</dc:date>
    <meta:editing-duration>PT02H46M01S</meta:editing-duration>
    <meta:editing-cycles>9</meta:editing-cycles>
    <meta:generator>OpenOffice.org/3.2$Win32 OpenOffice.org_project/320m18$Build-9502</meta:generator>
    <dc:creator>chris nelson</dc:creator>
    <meta:document-statistic meta:table-count="1" meta:image-count="0" meta:object-count="0" meta:page-count="1" meta:paragraph-count="50" meta:word-count="822" meta:character-count="4579"/>
    <meta:user-defined meta:name="Info 1"/>
    <meta:user-defined meta:name="Info 2"/>
    <meta:user-defined meta:name="Info 3"/>
    <meta:user-defined meta:name="Info 4"/>
  </office:meta>
</office:document-meta>
</file>